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01cm" fo:break-after="page" table:align="margins"/>
    </style:style>
    <style:style style:name="Таблица1.A" style:family="table-column">
      <style:table-column-properties style:column-width="3.993cm" style:rel-column-width="14953*"/>
    </style:style>
    <style:style style:name="Таблица1.B" style:family="table-column">
      <style:table-column-properties style:column-width="13.508cm" style:rel-column-width="50582*"/>
    </style:style>
    <style:style style:name="Таблица1.A1" style:family="table-cell">
      <style:table-cell-properties fo:padding-left="0cm" fo:padding-right="0cm" fo:padding-top="0.101cm" fo:padding-bottom="0.101cm" fo:border="none"/>
    </style:style>
    <style:style style:name="Таблица1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.A3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color="#c0c0c0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2" style:family="paragraph" style:parent-style-name="Footer">
      <style:text-properties fo:font-size="5pt" style:font-size-asian="5pt" style:font-size-complex="5pt"/>
    </style:style>
    <style:style style:name="P13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Table_20_Contents">
      <style:paragraph-properties fo:margin-top="0.101cm" fo:margin-bottom="0.101cm"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Arial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ru" fo:country="RU" style:font-size-asian="8pt" style:font-size-complex="8pt"/>
    </style:style>
    <style:style style:name="T8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175644784" text:id="ct175644784">
          <text:insertion>
            <office:change-info>
              <dc:creator>&lt;анонимный&gt;</dc:creator>
              <dc:date>2013-06-21T19:17:00</dc:date>
            </office:change-info>
          </text:insertion>
        </text:changed-region>
        <text:changed-region xml:id="ct175644160" text:id="ct175644160">
          <text:insertion>
            <office:change-info>
              <dc:creator>&lt;анонимный&gt;</dc:creator>
              <dc:date>2013-06-21T19:18:00</dc:date>
            </office:change-info>
          </text:insertion>
        </text:changed-region>
        <text:changed-region xml:id="ct175644368" text:id="ct175644368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175644472" text:id="ct175644472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87348824" text:id="ct287348824">
          <text:insertion>
            <office:change-info>
              <dc:creator>Fedor Kurilov</dc:creator>
              <dc:date>2013-08-11T17:27:00</dc:date>
            </office:change-info>
          </text:insertion>
        </text:changed-region>
        <text:changed-region xml:id="ct287349760" text:id="ct287349760">
          <text:insertion>
            <office:change-info>
              <dc:creator>Fedor Kurilov</dc:creator>
              <dc:date>2013-08-11T17:27:00</dc:date>
            </office:change-info>
          </text:insertion>
        </text:changed-region>
        <text:changed-region xml:id="ct287351840" text:id="ct287351840">
          <text:insertion>
            <office:change-info>
              <dc:creator>Fedor Kurilov</dc:creator>
              <dc:date>2013-08-11T17:27:00</dc:date>
            </office:change-info>
          </text:insertion>
        </text:changed-region>
        <text:changed-region xml:id="ct287348408" text:id="ct287348408">
          <text:deletion>
            <office:change-info>
              <dc:creator>Fedor Kurilov</dc:creator>
              <dc:date>2013-08-11T17:27:00</dc:date>
            </office:change-info>
            <text:p text:style-name="Table_20_Contents"/>
            <text:p text:style-name="P1"/>
          </text:deletion>
        </text:changed-region>
        <text:changed-region xml:id="ct175645720" text:id="ct175645720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175645824" text:id="ct175645824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"><text:span text:style-name="T9">Пациент</text:span>:</text:p>
            </table:table-cell>
            <table:table-cell table:style-name="Таблица1.A1" office:value-type="string">
              <text:p text:style-name="P5"><text:change-start text:change-id="ct175644784"/><text:span text:style-name="T8">getFullName</text:span>('patientName', data['documents'][0])<text:change-end text:change-id="ct175644784"/></text:p>
            </table:table-cell>
          </table:table-row>
          <table:table-row>
            <table:table-cell table:style-name="Таблица1.A2" office:value-type="string">
              <text:p text:style-name="P4"><text:span text:style-name="T1">История болезни №</text:span>:</text:p>
            </table:table-cell>
            <table:table-cell table:style-name="Таблица1.A2" office:value-type="string">
              <text:p text:style-name="P16"><text:change-start text:change-id="ct175644160"/>getData('appealNumber', data['documents'][0])<text:change-end text:change-id="ct175644160"/></text:p>
            </table:table-cell>
          </table:table-row>
        </table:table-header-rows>
        <table:table-row>
          <table:table-cell table:style-name="Таблица1.A3" table:number-columns-spanned="2" office:value-type="string">
            <text:p text:style-name="P15"/>
            <text:p text:style-name="P14"><text:span text:style-name="T2"><office:annotation><dc:creator>&lt;анонимный&gt;</dc:creator><dc:date>2013-06-21T18:26:11.25</dc:date><text:p text:style-name="P20"><text:span text:style-name="T12">do table for document in data['documents']</text:span></text:p></office:annotation></text:span><text:change-start text:change-id="ct175644368"/><text:span text:style-name="T2">getData('name', document)</text:span><text:change-end text:change-id="ct175644368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3"><text:span text:style-name="T7">Дата и время:  </text:span><text:change-start text:change-id="ct175644472"/><text:span text:style-name="T6">getData('endDate', document)</text:span><text:change-end text:change-id="ct175644472"/></text:p>
                </table:table-cell>
              </table:table-row>
            </table:table>
            <text:p text:style-name="P19"/>
            <text:p text:style-name="P19"><text:change-start text:change-id="ct287348824"/></text:p>
            <text:p text:style-name="Table_20_Contents"><text:change-end text:change-id="ct287348824"/><text:span text:style-name="T10"><office:annotation><dc:creator>Fedor Kurilov</dc:creator><dc:date>2013-08-11T17:36:30.77</dc:date><text:p text:style-name="P21"><text:span text:style-name="T13">do text for attribute in document['attributes']</text:span></text:p></office:annotation></text:span><text:change-start text:change-id="ct287349760"/><text:span text:style-name="T10">getData('name', attribute)</text:span><text:change-end text:change-id="ct287349760"/><text:span text:style-name="T11">: </text:span><text:change-start text:change-id="ct287351840"/><text:span text:style-name="T11">getAttributeValue(attribute)</text:span><text:change-end text:change-id="ct287351840"/><text:change text:change-id="ct287348408"/></text:p>
            <text:p text:style-name="P1"/>
            <text:p text:style-name="P11">Врач: (<text:change-start text:change-id="ct175645720"/><text:span text:style-name="T5">getData('doctorSpecs', </text:span><text:span text:style-name="T3">document</text:span><text:span text:style-name="T5">)</text:span><text:change-end text:change-id="ct175645720"/>): <text:span text:style-name="T5">____________________ / </text:span><text:change-start text:change-id="ct175645824"/><text:span text:style-name="T3">getData('doctorName', document)</text:span><text:change-end text:change-id="ct175645824"/></text:p>
            <text:p text:style-name="P1"/>
          </table:table-cell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6.976cm" style:rel-column-width="26122*"/>
    </style:style>
    <style:style style:name="Таблица4.B" style:family="table-column">
      <style:table-column-properties style:column-width="3.969cm" style:rel-column-width="14861*"/>
    </style:style>
    <style:style style:name="Таблица4.C" style:family="table-column">
      <style:table-column-properties style:column-width="6.556cm" style:rel-column-width="24552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75642912" text:id="ct175642912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175643536" text:id="ct175643536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175643120" text:id="ct175643120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  <text:changed-region xml:id="ct175645096" text:id="ct175645096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175642912"/><text:span text:style-name="MT2">getData('patientId', </text:span><text:span text:style-name="MT3">data['documents'][0]</text:span><text:span text:style-name="MT2">)</text:span><text:change-end text:change-id="ct175642912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</text:span>: <text:change-start text:change-id="ct175643536"/><text:span text:style-name="MT2">getData('appealId', </text:span><text:span text:style-name="MT3">data['documents'][0]</text:span><text:span text:style-name="MT2">)</text:span><text:change-end text:change-id="ct175643536"/></text:p>
            </table:table-cell>
          </table:table-row>
          <table:table-row>
            <table:table-cell table:style-name="Таблица4.A2" office:value-type="string">
              <text:p text:style-name="MP4"><text:change-start text:change-id="ct175643120"/><text:span text:style-name="MT2">getData('patientId', </text:span><text:span text:style-name="MT2">data['documents'][0]</text:span><text:span text:style-name="MT2">)</text:span><text:change-end text:change-id="ct175643120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175645096"/><text:span text:style-name="MT2">getData('appealId', </text:span><text:span text:style-name="MT2">data['documents'][0]</text:span><text:span text:style-name="MT2">)</text:span><text:change-end text:change-id="ct175645096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5M57S</meta:editing-duration>
    <meta:editing-cycles>73</meta:editing-cycles>
    <meta:generator>OpenOffice/4.0.0$Win32 OpenOffice.org_project/400m3$Build-9702</meta:generator>
    <dc:date>2013-08-11T18:10:29.40</dc:date>
    <dc:creator>Fedor Kurilov</dc:creator>
    <meta:document-statistic meta:table-count="3" meta:image-count="0" meta:object-count="0" meta:page-count="2" meta:paragraph-count="12" meta:word-count="39" meta:character-count="536"/>
    <meta:user-defined meta:name="Info 1"/>
    <meta:user-defined meta:name="Info 2"/>
    <meta:user-defined meta:name="Info 3"/>
    <meta:user-defined meta:name="Info 4"/>
  </office:meta>
</office:document-meta>
</file>